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014ff86" officeooo:paragraph-rsid="0014ff86" style:font-size-asian="12pt" style:font-weight-asian="normal" style:font-size-complex="12pt" style:font-weight-complex="normal"/>
    </style:style>
    <style:style style:name="P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paragraph-rsid="00129f3c" style:font-size-asian="12pt" style:font-size-complex="12pt"/>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10a796" officeooo:paragraph-rsid="00129f3c"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11eb8a" officeooo:paragraph-rsid="00129f3c"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11eb8a" officeooo:paragraph-rsid="0012bc97"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2bc97"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12bc97" officeooo:paragraph-rsid="0014ff86"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112126" officeooo:paragraph-rsid="00129f3c"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112126" officeooo:paragraph-rsid="0012bc97"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4ff86"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officeooo:rsid="00157016" officeooo:paragraph-rsid="00157016"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0bfa12" officeooo:paragraph-rsid="000d0e14" style:font-size-asian="12pt" style:font-size-complex="12pt"/>
    </style:style>
    <style:style style:name="P13"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Liberation Serif" fo:font-size="12pt" fo:letter-spacing="normal" fo:font-style="normal" fo:font-weight="normal" officeooo:rsid="000bfa12" officeooo:paragraph-rsid="00157016" style:font-size-asian="12pt" style:font-size-complex="12pt"/>
    </style:style>
    <style:style style:name="P14" style:family="paragraph" style:parent-style-name="Standard">
      <style:paragraph-properties fo:margin-left="0in" fo:margin-right="0in" fo:text-align="start" style:justify-single-word="false" fo:text-indent="0in" style:auto-text-indent="false"/>
      <style:text-properties fo:font-variant="normal" fo:text-transform="none" style:use-window-font-color="true" style:font-name="Liberation Serif" fo:font-size="12pt" fo:letter-spacing="normal" fo:font-style="normal" fo:font-weight="normal" officeooo:rsid="000bfa12" officeooo:paragraph-rsid="00157016" style:font-size-asian="12pt" style:font-size-complex="12pt"/>
    </style:style>
    <style:style style:name="P15" style:family="paragraph" style:parent-style-name="Standard">
      <style:text-properties fo:font-weight="bold" officeooo:rsid="0010a796" officeooo:paragraph-rsid="00129f3c" style:font-weight-asian="bold" style:font-weight-complex="bold"/>
    </style:style>
    <style:style style:name="T1" style:family="text">
      <style:text-properties fo:font-weight="bold" style:font-weight-asian="bold" style:font-weight-complex="bold"/>
    </style:style>
    <style:style style:name="T2" style:family="text">
      <style:text-properties style:font-name="Georgia"/>
    </style:style>
    <style:style style:name="T3" style:family="text">
      <style:text-properties officeooo:rsid="00112126"/>
    </style:style>
    <style:style style:name="T4" style:family="text">
      <style:text-properties officeooo:rsid="0011eb8a"/>
    </style:style>
    <style:style style:name="T5" style:family="text">
      <style:text-properties fo:font-weight="normal" style:font-weight-asian="normal" style:font-weight-complex="normal"/>
    </style:style>
    <style:style style:name="T6" style:family="text">
      <style:text-properties fo:font-weight="normal" officeooo:rsid="0011eb8a" style:font-weight-asian="normal" style:font-weight-complex="normal"/>
    </style:style>
    <style:style style:name="T7" style:family="text">
      <style:text-properties officeooo:rsid="0012bc97"/>
    </style:style>
    <style:style style:name="T8" style:family="text">
      <style:text-properties officeooo:rsid="00157016"/>
    </style:style>
    <style:style style:name="T9" style:family="text">
      <style:text-properties style:font-name="Liberation Serif" fo:font-size="12pt" officeooo:rsid="00129f3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8">Cover Letter for: </text:span>GNUS-D-16-00040</text:p>
      <text:p text:style-name="P13"/>
      <text:p text:style-name="P12"><text:span text:style-name="T5">Title: </text:span>A unified framework of demographic time</text:p>
      <text:p text:style-name="P15"/>
      <text:p text:style-name="P3">Dear editors, </text:p>
      <text:p text:style-name="P3"/>
      <text:p text:style-name="P3">We are pleased to submit our paper to Genus, a journal with tradition, whose current open access <text:span text:style-name="T3">policy</text:span> we support <text:span text:style-name="T3">wholeheartedly</text:span>. <text:span text:style-name="T4">We think that the topic of our article sits squarely in the mission of Genus and that it will advance the goals of the journal.</text:span> <text:span text:style-name="T7">We hope you and your readers enjoy the paper, and I hope it brings new readers to your journal. We intend to make the paper visible in future work as well. All three authors worked hard on and approve of this submission.</text:span></text:p>
      <text:p text:style-name="P3"/>
      <text:p text:style-name="P8">Earlier versions of this work are posted as an MPIDR working paper, as well as on the 2016 PAA website and the 2016 EPC website. It has been presented a lot in public, so I do not expect to be anonymous, but I also can't imagine that my lack of anonymity will either help or hurt the review process. </text:p>
      <text:p text:style-name="P8"/>
      <text:p text:style-name="P11">Many thanks in advance to the editors and reviewers,</text:p>
      <text:p text:style-name="P11"/>
      <text:p text:style-name="P11">Sincerely,</text:p>
      <text:p text:style-name="P11"/>
      <text:p text:style-name="P11">Tim Riffe, <text:span text:style-name="T9">Jonas Schöley, and Francisco Villavicencio</text:span></text:p>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mily-generic="roman"/>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5-11-04T17:32:30.596896955</meta:creation-date>
    <dc:date>2016-09-09T15:23:01.566994680</dc:date>
    <dc:creator>Tim Riffe</dc:creator>
    <meta:editing-duration>PT14M48S</meta:editing-duration>
    <meta:editing-cycles>6</meta:editing-cycles>
    <meta:generator>LibreOffice/4.2.8.2$Linux_X86_64 LibreOffice_project/420m0$Build-2</meta:generator>
    <meta:document-statistic meta:table-count="0" meta:image-count="0" meta:object-count="0" meta:page-count="1" meta:paragraph-count="8" meta:word-count="177" meta:character-count="987" meta:non-whitespace-character-count="816"/>
  </office:meta>
</office:document-meta>
</file>